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Standard">
      <style:text-properties fo:font-weight="bold" officeooo:paragraph-rsid="0008d35e" style:font-weight-asian="bold"/>
    </style:style>
    <style:style style:name="P6" style:family="paragraph" style:parent-style-name="Standard">
      <style:text-properties fo:font-weight="bold" officeooo:rsid="0009619d" officeooo:paragraph-rsid="000d816b" style:font-weight-asian="bold" style:font-weight-complex="bold"/>
    </style:style>
    <style:style style:name="P7" style:family="paragraph" style:parent-style-name="Standard">
      <style:text-properties officeooo:paragraph-rsid="0008d35e"/>
    </style:style>
    <style:style style:name="P8" style:family="paragraph" style:parent-style-name="Standard">
      <style:text-properties officeooo:rsid="0009619d" officeooo:paragraph-rsid="0009619d"/>
    </style:style>
    <style:style style:name="P9" style:family="paragraph" style:parent-style-name="Standard">
      <style:text-properties officeooo:paragraph-rsid="0023b5b2"/>
    </style:style>
    <style:style style:name="P10" style:family="paragraph" style:parent-style-name="Standard">
      <style:text-properties officeooo:rsid="00054e35" officeooo:paragraph-rsid="0028525b"/>
    </style:style>
    <style:style style:name="P11" style:family="paragraph" style:parent-style-name="Text_20_body">
      <style:text-properties officeooo:rsid="0008d35e" officeooo:paragraph-rsid="0008d35e"/>
    </style:style>
    <style:style style:name="P12" style:family="paragraph" style:parent-style-name="Text_20_body">
      <style:text-properties officeooo:rsid="0009619d" officeooo:paragraph-rsid="0009619d"/>
    </style:style>
    <style:style style:name="P13" style:family="paragraph" style:parent-style-name="Text_20_body">
      <style:text-properties officeooo:paragraph-rsid="0028525b"/>
    </style:style>
    <style:style style:name="P14" style:family="paragraph" style:parent-style-name="Text_20_body">
      <style:text-properties officeooo:rsid="00054e35" officeooo:paragraph-rsid="0028525b"/>
    </style:style>
    <style:style style:name="P15" style:family="paragraph" style:parent-style-name="Text_20_body">
      <style:text-properties officeooo:rsid="002860da" officeooo:paragraph-rsid="002860da"/>
    </style:style>
    <style:style style:name="P16" style:family="paragraph" style:parent-style-name="Standard" style:master-page-name="Standard">
      <style:paragraph-properties style:page-number="1"/>
      <style:text-properties fo:font-size="16pt" fo:font-weight="bold" officeooo:paragraph-rsid="0008d35e" style:font-size-asian="16pt" style:font-weight-asian="bold" style:font-size-complex="16pt"/>
    </style:style>
    <style:style style:name="P17" style:family="paragraph" style:parent-style-name="Standard">
      <style:text-properties fo:color="#000000" loext:opacity="100%" style:font-name="LiberationSerif" fo:font-size="12pt" fo:font-style="normal" fo:font-weight="normal" style:font-size-asian="12pt" style:font-style-asian="normal" style:font-weight-asian="normal"/>
    </style:style>
    <style:style style:name="P18" style:family="paragraph" style:parent-style-name="Standard">
      <style:text-properties fo:color="#000000" loext:opacity="100%" style:font-name="LiberationSerif" fo:font-size="12pt" fo:font-style="normal" fo:font-weight="normal" officeooo:rsid="0009619d" officeooo:paragraph-rsid="000d816b" style:font-size-asian="12pt" style:font-style-asian="normal" style:font-weight-asian="normal"/>
    </style:style>
    <style:style style:name="P19" style:family="paragraph" style:parent-style-name="Standard">
      <style:text-properties fo:color="#000000" loext:opacity="100%" style:font-name="LiberationSerif" fo:font-size="12pt" fo:font-style="normal" fo:font-weight="normal" officeooo:rsid="0009619d" officeooo:paragraph-rsid="0009619d"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11fbf8"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paragraph-rsid="0023b5b2" style:font-size-asian="12pt" style:font-style-asian="normal" style:font-weight-asian="normal"/>
    </style:style>
    <style:style style:name="P22" style:family="paragraph" style:parent-style-name="Text_20_body">
      <style:text-properties officeooo:rsid="0009619d" officeooo:paragraph-rsid="0009619d"/>
    </style:style>
    <style:style style:name="T1" style:family="text">
      <style:text-properties fo:font-weight="bold" style:font-weight-asian="bold"/>
    </style:style>
    <style:style style:name="T2" style:family="text">
      <style:text-properties fo:color="#1155cc" loext:opacity="100%" style:text-underline-style="solid" style:text-underline-width="auto" style:text-underline-color="font-color"/>
    </style:style>
    <style:style style:name="T3" style:family="text">
      <style:text-properties officeooo:rsid="0008d35e"/>
    </style:style>
    <style:style style:name="T4" style:family="text">
      <style:text-properties style:font-name="LiberationSerif"/>
    </style:style>
    <style:style style:name="T5" style:family="text">
      <style:text-properties style:font-name="LiberationSerif" officeooo:rsid="000d816b"/>
    </style:style>
    <style:style style:name="T6" style:family="text">
      <style:text-properties fo:color="#000000" loext:opacity="100%" style:font-name="LiberationSerif" fo:font-size="12pt" fo:font-style="normal" fo:font-weight="normal" style:font-size-asian="12pt" style:font-style-asian="normal" style:font-weight-asian="normal"/>
    </style:style>
    <style:style style:name="T7" style:family="text">
      <style:text-properties fo:color="#000000" loext:opacity="100%" style:font-name="OpenSymbol" fo:font-size="12pt" fo:font-style="normal" fo:font-weight="normal" style:font-size-asian="12pt" style:font-style-asian="normal" style:font-weight-asian="normal"/>
    </style:style>
    <style:style style:name="T8" style:family="text">
      <style:text-properties officeooo:rsid="0024c87d"/>
    </style:style>
    <style:style style:name="T9" style:family="text">
      <style:text-properties officeooo:rsid="0028525b"/>
    </style:style>
    <style:style style:name="T10" style:family="text">
      <style:text-properties officeooo:rsid="000782d8"/>
    </style:style>
    <style:style style:name="T11" style:family="text">
      <style:text-properties officeooo:rsid="00054e35"/>
    </style:style>
    <style:style style:name="T12" style:family="text">
      <style:text-properties officeooo:rsid="002ba5e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Game Design Document</text:p>
      <text:p text:style-name="P7">based on<text:span text:style-name="T1"> DOI:</text:span><text:a xlink:type="simple" xlink:href="https://doi.org/10.1109/CGames.2012.6314556" text:style-name="ListLabel_20_1" text:visited-style-name="ListLabel_20_1"><text:span text:style-name="T1"> </text:span></text:a><text:a xlink:type="simple" xlink:href="https://doi.org/10.1109/CGames.2012.6314556" text:style-name="ListLabel_20_2" text:visited-style-name="ListLabel_20_2"><text:span text:style-name="T2">10.1109/CGames.2012.6314556</text:span></text:a></text:p>
      <text:p text:style-name="P7"/>
      <text:p text:style-name="P5">Date: <text:span text:style-name="T3">31.05.2021</text:span></text:p>
      <text:p text:style-name="P5">Name of the Game: <text:span text:style-name="T3">Omega<text:tab/></text:span></text:p>
      <text:p text:style-name="P5">Name of the Student: <text:span text:style-name="T3">Christina Priebe</text:span><text:line-break/>Tutorial: <text:span text:style-name="T3">2</text:span></text:p>
      <text:p text:style-name="P5">Link to the game repository: <text:a xlink:type="simple" xlink:href="https://github.com/bitflip-source/Omega" text:style-name="Internet_20_link" text:visited-style-name="Visited_20_Internet_20_Link">https://github.com/bitflip-source/Omega</text:a></text:p>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791_862325091" text:style-name="Index_20_Link" text:visited-style-name="Index_20_Link">1 Overview<text:tab/>1</text:a></text:p>
          <text:p text:style-name="P2"><text:a xlink:type="simple" xlink:href="#__RefHeading___Toc793_862325091" text:style-name="Index_20_Link" text:visited-style-name="Index_20_Link">1.1 Game abstract<text:tab/>1</text:a></text:p>
          <text:p text:style-name="P3"><text:a xlink:type="simple" xlink:href="#__RefHeading___Toc795_862325091" text:style-name="Index_20_Link" text:visited-style-name="Index_20_Link">1.2 Objectives to be achieved by the game<text:tab/>2</text:a></text:p>
          <text:p text:style-name="P3"><text:a xlink:type="simple" xlink:href="#__RefHeading___Toc797_862325091" text:style-name="Index_20_Link" text:visited-style-name="Index_20_Link">1.3 Core gameplay<text:tab/>4</text:a></text:p>
          <text:p text:style-name="P3"><text:a xlink:type="simple" xlink:href="#__RefHeading___Toc799_862325091" text:style-name="Index_20_Link" text:visited-style-name="Index_20_Link">1.4 Game features<text:tab/>4</text:a></text:p>
          <text:p text:style-name="P4"><text:a xlink:type="simple" xlink:href="#__RefHeading___Toc801_862325091" text:style-name="Index_20_Link" text:visited-style-name="Index_20_Link">1.4.1 Genre<text:tab/>4</text:a></text:p>
          <text:p text:style-name="P4"><text:a xlink:type="simple" xlink:href="#__RefHeading___Toc803_862325091" text:style-name="Index_20_Link" text:visited-style-name="Index_20_Link">1.4.2 Number of players<text:tab/>4</text:a></text:p>
          <text:p text:style-name="P4"><text:a xlink:type="simple" xlink:href="#__RefHeading___Toc805_862325091" text:style-name="Index_20_Link" text:visited-style-name="Index_20_Link">1.4.3 Game theme<text:tab/>4</text:a></text:p>
          <text:p text:style-name="P4"><text:a xlink:type="simple" xlink:href="#__RefHeading___Toc807_862325091" text:style-name="Index_20_Link" text:visited-style-name="Index_20_Link">1.4.4 Story summary<text:tab/>4</text:a></text:p>
          <text:p text:style-name="P1"><text:a xlink:type="simple" xlink:href="#__RefHeading___Toc1375_862325091" text:style-name="Index_20_Link" text:visited-style-name="Index_20_Link">2 Mechanics<text:tab/>5</text:a></text:p>
          <text:p text:style-name="P2"><text:a xlink:type="simple" xlink:href="#__RefHeading___Toc1377_862325091" text:style-name="Index_20_Link" text:visited-style-name="Index_20_Link">2.1 Game elements categories<text:tab/>5</text:a></text:p>
          <text:p text:style-name="P2"><text:a xlink:type="simple" xlink:href="#__RefHeading___Toc1379_862325091" text:style-name="Index_20_Link" text:visited-style-name="Index_20_Link">2.2 Rules<text:tab/>5</text:a></text:p>
          <text:p text:style-name="P3"><text:a xlink:type="simple" xlink:href="#__RefHeading___Toc1381_862325091" text:style-name="Index_20_Link" text:visited-style-name="Index_20_Link">2.2.1 Interaction rules<text:tab/>5</text:a></text:p>
          <text:p text:style-name="P3"><text:a xlink:type="simple" xlink:href="#__RefHeading___Toc1383_862325091" text:style-name="Index_20_Link" text:visited-style-name="Index_20_Link">2.2.2 Artificial Intelligence<text:tab/>5</text:a></text:p>
          <text:p text:style-name="P2"><text:a xlink:type="simple" xlink:href="#__RefHeading___Toc1385_862325091" text:style-name="Index_20_Link" text:visited-style-name="Index_20_Link">2.3 Game world elements<text:tab/>6</text:a></text:p>
          <text:p text:style-name="P2"><text:a xlink:type="simple" xlink:href="#__RefHeading___Toc1387_862325091" text:style-name="Index_20_Link" text:visited-style-name="Index_20_Link">2.4 Game log elements<text:tab/>6</text:a></text:p>
          <text:p text:style-name="P2"><text:a xlink:type="simple" xlink:href="#__RefHeading___Toc1389_862325091" text:style-name="Index_20_Link" text:visited-style-name="Index_20_Link">2.5 Other elements<text:tab/>6</text:a></text:p>
          <text:p text:style-name="P2"><text:a xlink:type="simple" xlink:href="#__RefHeading___Toc1391_862325091" text:style-name="Index_20_Link" text:visited-style-name="Index_20_Link">2.6 Assets list<text:tab/>6</text:a></text:p>
        </text:index-body>
      </text:table-of-content>
      <text:p text:style-name="P5"/>
      <text:p text:style-name="P5"/>
      <text:h text:style-name="Heading_20_1" text:outline-level="1"><text:bookmark-start text:name="__RefHeading___Toc791_862325091"/>1 Overview<text:bookmark-end text:name="__RefHeading___Toc791_862325091"/></text:h>
      <text:h text:style-name="Heading_20_2" text:outline-level="2"><text:bookmark-start text:name="__RefHeading___Toc793_862325091"/>1.1 Game abstract<text:bookmark-end text:name="__RefHeading___Toc793_862325091"/></text:h>
      <text:p text:style-name="P11">An RPG game set on the Earth of the future. Most people have cyberware in and on their bodies. Unfortunately, not everyone can tolerate this technology. Due to a gene variant, some people cannot tolerate cyberware. They are therefore at a great disadvantage. They cannot find work because simple jobs are now done by robots. Without cyberware to increase their intelligence, physical strength or dexterity, they are not suitable for higher quality work. As a result, they cannot participate in normal society. They are called Simples or, less kindly, Useless. The Simples live in a reservation and are provided by the state with the basic necessities for survival. </text:p>
      <text:p text:style-name="P11">Currently, they are threatened by a secret government plan that involves their extermination through forced sterilisation. </text:p>
      <text:p text:style-name="P11">Fortunately, there is resistance. The group called Omega finds out about the plan and decides to save the Simples. A spaceship built for the colonisation of another planet is to be captured for this purpose. Instead of the planned settlers, the Simples are to use it to set off for this planet.</text:p>
      <text:p text:style-name="P11"><text:soft-page-break/>The player joins this group at the beginning and carries out various missions to realise this plan.</text:p>
      <text:p text:style-name="P11">The game is played in the first-person perspective. The controls are the mouse to interact and the keyboard (<text:span text:style-name="T8">wasd</text:span>) to move the character. </text:p>
      <text:p text:style-name="P11">Battles are turn-based. The opponents face each other and choose an action as soon as it is their turn. For this, the character can choose from the options displayed at the bottom of the screen. The inventory is at the bottom left. In a round, the character can select an item from the inventory and use it. To the right of this are the triggers for the cyberware the character possesses. A mouse click triggers the corresponding effect. On the far right is the choice of talk or attack. If attack is selected, the character attacks with the weapon he currently has equipped. This is shown symbolically in the attack field. The inventory is divided for this purpose. On the left side you see the items that are equipped and on the right side the items that the character only carries.</text:p>
      <text:p text:style-name="P11">The character develops further by getting new cyberware. He can choose one mod at the start, and receives others as a reward or for completing missions in the main quest.</text:p>
      <text:p text:style-name="P11">In addition, the character can train strength and dexterity by visiting a fitness studio. </text:p>
      <text:p text:style-name="P11">The character can receive money, items and micromods during smaller individual missions. These are optional and are offered by other resisters and commoners. </text:p>
      <text:p text:style-name="P11">There are shops in the populated areas and Omega has a merchant who offers various goods. </text:p>
      <text:p text:style-name="P11">Any mission that fails can be repeated. If dead or failed, the character starts again at the beginning of the quest.</text:p>
      <text:p text:style-name="P11">If all the missions of the main quest have been successfully completed, the final battle will take place, on which the fate of Omega and the Simples depends. </text:p>
      <text:h text:style-name="Heading_20_3" text:outline-level="3"><text:bookmark-start text:name="__RefHeading___Toc795_862325091"/>1.2 Objectives to be achieved by the game<text:bookmark-end text:name="__RefHeading___Toc795_862325091"/></text:h>
      <text:p text:style-name="P6"><text:span text:style-name="T4"><text:s/></text:span><text:span text:style-name="T5">Main quest</text:span></text:p>
      <text:p text:style-name="P18">The individual quests are:</text:p>
      <text:p text:style-name="Standard"><text:span text:style-name="T7">➢ </text:span><text:span text:style-name="T6">Protect the reservation from encroachment</text:span></text:p>
      <text:p text:style-name="P17"><text:tab/>The Simples' reservation is attacked by a group of Millitan citizens. The character's task is to <text:tab/>prevent this attack. To do this, he fights together with other Omega members against the <text:tab/>enemies. The NPCs act independently. </text:p>
      <text:p text:style-name="P17"/>
      <text:p text:style-name="Standard"><text:span text:style-name="T7">➢ </text:span><text:span text:style-name="T6">Eavesdrop on politically active opponents</text:span></text:p>
      <text:p text:style-name="P17"><text:tab/>The player is given the task of eavesdropping on an important politician after a session of <text:tab/>parliament. The politician is known to consider the supply of the Simples and their survival <text:tab/>a waste of resources. The player can overhear a conversation about the destruction of the <text:tab/>Simples and learns that this plan will soon be carried out. Unfortunately, he does not learn <text:tab/>what kind of plan it is. </text:p>
      <text:p text:style-name="P17"/>
      <text:p text:style-name="Standard"><text:span text:style-name="T7">➢ </text:span><text:span text:style-name="T6">Steal secret government documents</text:span></text:p>
      <text:p text:style-name="P17"><text:tab/>To find out what diabolical plan the government has up its sleeve, the player is sent to find <text:tab/>and steal the secret plans in the office of the eavesdropping politician. </text:p>
      <text:p text:style-name="P17"><text:tab/>The plans reveal that the Simples are to be forcibly sterilised and face extinction.</text:p>
      <text:p text:style-name="P17"/>
      <text:p text:style-name="Standard"><text:span text:style-name="T6">The news reports that a spaceship is about to set off for the colonisation of a new planet. The spaceship is ready for take-off. The settlers are supposed to take off in a few days. The planet is </text:span><text:soft-page-break/><text:span text:style-name="T6">only accessible in a short time window. Omega makes a plan to take over this spaceship and send the Simples to the planet instead of the intended settlers. They could then live here unmolested. This plan is now to be put into action. </text:span></text:p>
      <text:p text:style-name="P17"/>
      <text:p text:style-name="Standard"><text:span text:style-name="T7">➢ </text:span><text:span text:style-name="T6">Find the culprit</text:span></text:p>
      <text:p text:style-name="P17"><text:tab/>When the player comes back to Omega's headquarters, there is great excitement here. <text:tab/>Several members have been attacked while on missions. One member was killed. They have <text:tab/>obviously been betrayed. But who is the culprit? That is what the player must find out in this <text:tab/>mission. </text:p>
      <text:p text:style-name="P17"/>
      <text:p text:style-name="Standard"><text:span text:style-name="T7">➢ </text:span><text:span text:style-name="T6">Assassination of Igor</text:span></text:p>
      <text:p text:style-name="P20"><text:tab/>The traitor was found and interrogated. It turned out that he worked for a well-known multi-<text:tab/>billionaire. Igor Massig, a slimy person who likes to appear as a benefactor in public. In <text:tab/>private, however, he hates the simple to the core. He now seems to try everything to prevent <text:tab/>the rescue of the Simples. </text:p>
      <text:p text:style-name="P20"><text:tab/>Before more members of Omega die, the group decides to assassinate Igor. A public <text:tab/>appearance the next day is the opportunity. </text:p>
      <text:p text:style-name="P20"><text:tab/>So the player sneaks into a suitable place in a high-rise building opposite the stage and <text:tab/>shoots Igor. He hits. <text:s/></text:p>
      <text:p text:style-name="P20"/>
      <text:p text:style-name="Standard"><text:span text:style-name="T7">➢ </text:span><text:span text:style-name="T6">Escape the pursuers</text:span></text:p>
      <text:p text:style-name="P17"><text:tab/>After the assassination, the player must leave the scene as quickly as possible and thus <text:tab/>escape the security forces. The originally planned escape route is blocked by guards. Felis is <text:tab/>helped here by Omega's cat, which appears out of nowhere. She leads the player across the <text:tab/>roofs of the city to safety. The player must now run and jump across the roofs quickly and <text:tab/>skilfully. </text:p>
      <text:p text:style-name="P17"/>
      <text:p text:style-name="Standard"><text:span text:style-name="T7">➢ </text:span><text:span text:style-name="T6">Make a speech</text:span></text:p>
      <text:p text:style-name="P17"><text:tab/>Back at headquarters, it turns out that only a double of Igor was killed in the assassination <text:tab/>attempt and the threat has now multiplied. Some don't want to risk any more and abandon <text:tab/>the plan. Charlie, the head of Omega, is himself divided and can no longer keep the group <text:tab/>together. The player must now make a heroic speech to change the minds of the doubters. </text:p>
      <text:p text:style-name="P17"/>
      <text:p text:style-name="Standard"><text:span text:style-name="T7">➢ </text:span><text:span text:style-name="T6">Find a hiding place for the Simples near the departure base.</text:span></text:p>
      <text:p text:style-name="P17"><text:tab/>Now it is becoming concrete. The Simples must be hidden near the spaceship until they can <text:tab/>enter the ship. The player's task is now to search the area for a suitable place. He must not be <text:tab/>caught by the guards. He finds what he is looking for and camouflaged shelters are set up in <text:tab/>a clearing not far away. Here the Simples will later wait for the player to lead them to the <text:tab/>spaceship.</text:p>
      <text:p text:style-name="P17"/>
      <text:p text:style-name="Standard"><text:span text:style-name="T7">➢ </text:span><text:span text:style-name="T6">Eliminate the guards around the departure base.</text:span></text:p>
      <text:p text:style-name="P17"><text:tab/>Now the guards around the base must be eliminated. If possible without triggering an alarm. </text:p>
      <text:p text:style-name="P17"/>
      <text:p text:style-name="Standard"><text:span text:style-name="T7">➢ </text:span><text:span text:style-name="T6">Eliminate the guards at the entrance</text:span></text:p>
      <text:p text:style-name="P17"><text:tab/>The same now applies to the guards guarding the entrance to the control centre. </text:p>
      <text:p text:style-name="P17"/>
      <text:p text:style-name="Standard"><text:span text:style-name="T7">➢ </text:span><text:span text:style-name="T6">Open the gate to the base</text:span></text:p>
      <text:p text:style-name="P17"><text:tab/>Once the guards have been eliminated, the gate to the base must be opened. A key card and a <text:tab/>code are needed for this. The card can be found with the previously disabled guards. If the <text:tab/>player continues to search, he will find the code scribbled on a guard's hand. Fortunately, not <text:tab/>everyone has a good memory.</text:p>
      <text:p text:style-name="P17"/>
      <text:p text:style-name="Standard"><text:soft-page-break/><text:span text:style-name="T7">➢ </text:span><text:span text:style-name="T6">Find a way into the control centre</text:span></text:p>
      <text:p text:style-name="P17"><text:tab/>Now that the way is clear, the control centre in the complex must be found. Civilians must <text:tab/>not be seriously harmed. However, they usually comply when threatened with violence. </text:p>
      <text:p text:style-name="P17"/>
      <text:p text:style-name="P9"><text:span text:style-name="T7">➢ </text:span><text:span text:style-name="T6">Start the countdown </text:span></text:p>
      <text:p text:style-name="P21"><text:tab/>To start the spaceship, the countdown must now be started. As soon as the countdown starts, <text:tab/>the player has 30 minutes to complete the remaining tasks. </text:p>
      <text:p text:style-name="P21"><text:tab/>-&gt; From here a timer is running which is displayed on the screen. In</text:p>
      <text:p text:style-name="P17"><text:tab/>this time the remaining quests have to be completed.</text:p>
      <text:p text:style-name="P17"/>
      <text:p text:style-name="Standard"><text:span text:style-name="T7">➢ </text:span><text:span text:style-name="T6">Bring the civilians into the camp</text:span></text:p>
      <text:p text:style-name="P17"><text:tab/>Now it has to happen quickly. The civilians who have surrendered must be led to the camp <text:tab/>in the clearing where they will be held by other members of Omega so that they do not <text:tab/>disturb the rest of the process. </text:p>
      <text:p text:style-name="P17"/>
      <text:p text:style-name="Standard"><text:span text:style-name="T7">➢ </text:span><text:span text:style-name="T6">Take the Simples to the departure base</text:span></text:p>
      <text:p text:style-name="P17"><text:tab/>From the camp, the player now accompanies the Simples to the base. Where they are to <text:tab/>board the spaceship. </text:p>
      <text:p text:style-name="P17"/>
      <text:p text:style-name="P8"><text:span text:style-name="T7">➢ </text:span><text:span text:style-name="T6">The final battle</text:span></text:p>
      <text:p text:style-name="P19"><text:tab/>No sooner have the player and the Simples entered the base than they are surrounded by Igor <text:tab/>and his robots. In the course of the ensuing battle, Igor and the player are isolated by <text:tab/>collapsing ground. The final battle, man against player, takes place in an underground shaft. <text:tab/>The outcome of the fight also determines the end of the game. </text:p>
      <text:p text:style-name="P19"/>
      <text:h text:style-name="Heading_20_3" text:outline-level="3"><text:bookmark-start text:name="__RefHeading___Toc797_862325091"/>1.3 Core gameplay<text:bookmark-end text:name="__RefHeading___Toc797_862325091"/></text:h>
      <text:p text:style-name="P12"><text:tab/>The game is made up of combat scenarios, exploration and guesswork missions and also a <text:tab/>little jump and run. Many missions cannot be solved directly. The player can move freely on <text:tab/>the playing field and act within the framework of the menu options. The maps and the quest <text:tab/>log provide orientation. </text:p>
      <text:h text:style-name="Heading_20_3" text:outline-level="3"><text:bookmark-start text:name="__RefHeading___Toc799_862325091"/>1.4 Game features<text:bookmark-end text:name="__RefHeading___Toc799_862325091"/></text:h>
      <text:h text:style-name="Heading_20_4" text:outline-level="4"><text:bookmark-start text:name="__RefHeading___Toc801_862325091"/>1.4.1 Genre<text:bookmark-end text:name="__RefHeading___Toc801_862325091"/></text:h>
      <text:p text:style-name="Text_20_body"><text:tab/>Role playing game </text:p>
      <text:h text:style-name="Heading_20_4" text:outline-level="4"><text:bookmark-start text:name="__RefHeading___Toc803_862325091"/>1.4.2 Number of players<text:bookmark-end text:name="__RefHeading___Toc803_862325091"/></text:h>
      <text:p text:style-name="P12"><text:tab/><text:span text:style-name="T9">Single player</text:span></text:p>
      <text:h text:style-name="Heading_20_4" text:outline-level="4"><text:bookmark-start text:name="__RefHeading___Toc805_862325091"/>1.4.3 Game theme<text:bookmark-end text:name="__RefHeading___Toc805_862325091"/></text:h>
      <text:p text:style-name="P12"><text:tab/>Science Fiction</text:p>
      <text:h text:style-name="Heading_20_4" text:outline-level="4"><text:bookmark-start text:name="__RefHeading___Toc807_862325091"/>1.4.4 Story summary<text:bookmark-end text:name="__RefHeading___Toc807_862325091"/></text:h>
      <text:p text:style-name="P13"><text:tab/><text:span text:style-name="T10">The story unfolds little by little. At first, it is only about protecting the so-called Simples <text:tab/>(people who cannot tolerate cyberware) from attacks. Then it turns out that the government <text:tab/>wants to eradicate the Simples through forced sterilisation. At the same time, a solution <text:tab/>presents itself. With a spaceship built by the government for the settlement of another planet, </text:span><text:soft-page-break/><text:span text:style-name="T10"><text:tab/>the resistance wants to evacuate the Simples from Earth. To do this, this spaceship must be <text:tab/>taken over and the Simples brought on board in good time. During the execution of the plan, <text:tab/>there is repeated sabotage and attacks. Obviously there is a culprit among the Resistance. <text:tab/>This must be found. Once this is done, the interrogation reveals that the real enemy is the <text:tab/>multi-billionaire Igor Massik. This man hates the Simples to the core and wants to prevent a <text:tab/>rescue at all costs. After a failed attempt on Igor's life, the group becomes disgruntled. With <text:tab/>a flaming speech, the character can almost restore unity. Individuals, however, leave the <text:tab/>group. <text:line-break/><text:tab/>Now the final preparations are made for the escape of the Simples. After the departure base <text:tab/>has been occupied and the countdown has started, the showdown takes place. Igor with a <text:tab/>group of combat robots surround the character and the Simples he was about to lead to the <text:tab/>spaceship. During the fight the ground collapses and a merciless fight between the character <text:tab/>and Igor begins. This fight determines the end of the game. </text:span></text:p>
      <text:p text:style-name="P13"><text:tab/><text:span text:style-name="T11">If the hero/heroine wins, he/she is rescued by his/her allies by means of a rope and the <text:tab/>Simples board the spaceship and take off on their way to their new home. </text:span></text:p>
      <text:p text:style-name="P10"><text:tab/>The police have meanwhile arrived at the scene and arrest the members of the resistance <text:tab/>group. However, the media have also learned about the events and are reporting euphorically <text:tab/>about Omega's heroic deeds. The trial ends smoothly. The heroes are celebrated and awarded <text:tab/>the Nobel Peace Prize. The uncovered conspiracy against the Simples lands some high-<text:tab/>ranking politicians in prison. Igor, who survived against all odds, is charged with multiple <text:tab/>murder and incitement of the people and will probably spend the rest of his life behind bars. </text:p>
      <text:p text:style-name="P10"/>
      <text:p text:style-name="P10"><text:tab/>If he/she loses the fight, Igor rises from the hole with rocket propulsion and ends all <text:tab/>resistance. The Simples are slaughtered. </text:p>
      <text:p text:style-name="P10"/>
      <text:p text:style-name="P14"><text:tab/>If the countdown runs out before the Simples have been brought on board, the spaceship <text:tab/>takes off unmanned. The plan has failed and the situation of the Simples deteriorates even <text:tab/>more because of what happened. The resistance is uncovered and arrested.</text:p>
      <text:p text:style-name="P14"/>
      <text:h text:style-name="Heading_20_1" text:outline-level="1"><text:bookmark-start text:name="__RefHeading___Toc1375_862325091"/>2 Mechanics<text:bookmark-end text:name="__RefHeading___Toc1375_862325091"/></text:h>
      <text:h text:style-name="Heading_20_2" text:outline-level="2"><text:bookmark-start text:name="__RefHeading___Toc1377_862325091"/>2.1 Game elements categories<text:bookmark-end text:name="__RefHeading___Toc1377_862325091"/></text:h>
      <text:p text:style-name="P15"/>
      <text:h text:style-name="Heading_20_2" text:outline-level="2"><text:bookmark-start text:name="__RefHeading___Toc1379_862325091"/>2.2 Rules<text:bookmark-end text:name="__RefHeading___Toc1379_862325091"/></text:h>
      <text:h text:style-name="Heading_20_3" text:outline-level="3"><text:bookmark-start text:name="__RefHeading___Toc1381_862325091"/>2.2.1 Interaction rules<text:bookmark-end text:name="__RefHeading___Toc1381_862325091"/></text:h>
      <text:p text:style-name="P15"/>
      <text:h text:style-name="Heading_20_3" text:outline-level="3"><text:bookmark-start text:name="__RefHeading___Toc1383_862325091"/>2.2.2 Artificial Intelligence<text:bookmark-end text:name="__RefHeading___Toc1383_862325091"/></text:h>
      <text:p text:style-name="P15"/>
      <text:h text:style-name="Heading_20_2" text:outline-level="2"><text:bookmark-start text:name="__RefHeading___Toc1385_862325091"/><text:soft-page-break/>2.3 Game world elements<text:bookmark-end text:name="__RefHeading___Toc1385_862325091"/></text:h>
      <text:p text:style-name="P15"/>
      <text:h text:style-name="Heading_20_2" text:outline-level="2"><text:bookmark-start text:name="__RefHeading___Toc1387_862325091"/>2.4 Game log elements<text:bookmark-end text:name="__RefHeading___Toc1387_862325091"/></text:h>
      <text:p text:style-name="P15"/>
      <text:h text:style-name="Heading_20_2" text:outline-level="2"><text:bookmark-start text:name="__RefHeading___Toc1389_862325091"/>2.5 Other elements<text:bookmark-end text:name="__RefHeading___Toc1389_862325091"/></text:h>
      <text:p text:style-name="P15"/>
      <text:h text:style-name="Heading_20_2" text:outline-level="2"><text:bookmark-start text:name="__RefHeading___Toc1391_862325091"/>2.6 Assets list<text:bookmark-end text:name="__RefHeading___Toc1391_862325091"/></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bold" style:font-weight-asian="bold"/>
    </style:style>
    <style:style style:name="ListLabel_20_2" style:display-name="ListLabel 2" style:family="text">
      <style:text-properties fo:color="#1155cc"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31T12:40:56.609000000</meta:creation-date>
    <dc:date>2021-06-02T00:12:10.739000000</dc:date>
    <meta:editing-duration>P1DT4H15M23S</meta:editing-duration>
    <meta:editing-cycles>11</meta:editing-cycles>
    <meta:generator>LibreOffice/7.0.6.2$Windows_X86_64 LibreOffice_project/144abb84a525d8e30c9dbbefa69cbbf2d8d4ae3b</meta:generator>
    <meta:document-statistic meta:table-count="0" meta:image-count="0" meta:object-count="0" meta:page-count="6" meta:paragraph-count="104" meta:word-count="2097" meta:character-count="12194" meta:non-whitespace-character-count="10073"/>
  </office:meta>
</office:document-meta>
</file>